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2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7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8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9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0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1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2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2">
      <style:paragraph-properties fo:background-color="#ffffff">
        <style:background-image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3">
      <style:paragraph-properties fo:background-color="#ffffff">
        <style:background-image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4">
      <style:paragraph-properties fo:background-color="#ffffff">
        <style:background-image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5">
      <style:paragraph-properties fo:background-color="#ffffff">
        <style:background-image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6">
      <style:paragraph-properties fo:background-color="#ffffff">
        <style:background-image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6 :<text:span text:style-name="T1"> De la création à la pérennité de l'entreprise</text:span></text:p>
      <text:p text:style-name="P3"/>
      <text:p text:style-name="P3">2 compétences attendues → Être capable de caractériser les étapes d'une création <text:tab/><text:tab/><text:tab/><text:tab/><text:tab/> <text:s text:c="4"/>d'une entreprise</text:p>
      <text:p text:style-name="P3"><text:tab/><text:tab/><text:tab/><text:tab/>→ Être capable de distinguer une démarche entrepreneuriale <text:s/><text:tab/><text:tab/><text:tab/><text:tab/> <text:s text:c="4"/>d'une managériale</text:p>
      <text:p text:style-name="P3"/>
      <text:p text:style-name="P2">Plan chap :</text:p>
      <text:p text:style-name="P3"/>
      <text:p text:style-name="P4">I – Les principes étapes de la création d'entreprise</text:p>
      <text:p text:style-name="P4">II – La démarche entrepreneuriale</text:p>
      <text:p text:style-name="P4">III – La démarche managériale</text:p>
      <text:p text:style-name="P4">IV – Les liens entre l'entrepreneur et le manager</text:p>
      <text:p text:style-name="P4"/>
      <text:p text:style-name="P4"/>
      <text:p text:style-name="P4"/>
      <text:p text:style-name="P4">I – Voir plan</text:p>
      <text:p text:style-name="P4"/>
      <text:p text:style-name="P2">7 étapes de la création d'entreprise :</text:p>
      <text:p text:style-name="P2"/>
      <text:list xml:id="list9078676064691942039" text:style-name="L1">
        <text:list-item>
          <text:p text:style-name="P9">Trouver l'idée</text:p>
        </text:list-item>
        <text:list-item>
          <text:p text:style-name="P9">Réaliser une étude de marché</text:p>
        </text:list-item>
        <text:list-item>
          <text:p text:style-name="P9">Établir un business plan</text:p>
        </text:list-item>
        <text:list-item>
          <text:p text:style-name="P9">Rechercher des financements</text:p>
        </text:list-item>
        <text:list-item>
          <text:p text:style-name="P9">Selon le projet, possibilité d'obtenir des aides ou subventions par les administrations publiques ou organismes privés</text:p>
        </text:list-item>
        <text:list-item>
          <text:p text:style-name="P9">Choisir le statut juridique et fiscal</text:p>
        </text:list-item>
        <text:list-item>
          <text:p text:style-name="P9">Réaliser les démarches administratives auprès d'un CFE</text:p>
        </text:list-item>
      </text:list>
      <text:p text:style-name="P3"/>
      <text:p text:style-name="P3"/>
      <text:p text:style-name="P4">II – Voir plan</text:p>
      <text:p text:style-name="P4"/>
      <text:p text:style-name="P4"/>
      <text:p text:style-name="P2">La démarche entrepreneuriale</text:p>
      <text:p text:style-name="P2"/>
      <text:list xml:id="list351088880171805822" text:style-name="L2">
        <text:list-item>
          <text:p text:style-name="P10">Définition : Ensemble des activités et des démarches impliquant la création et le développement d'une entreprise</text:p>
          <text:p text:style-name="P10"/>
        </text:list-item>
        <text:list-item>
          <text:p text:style-name="P10">2 types de création :</text:p>
          <text:list>
            <text:list-item>
              <text:p text:style-name="P10">La création pure → exploitation d'une activité nouvelle qui n'a jamais existé auparavant</text:p>
            </text:list-item>
            <text:list-item>
              <text:p text:style-name="P19"><text:span text:style-name="T2">La création par reprise</text:span> → reprise de tout ou partie des moyens de productions d'une autre entreprise</text:p>
            </text:list-item>
          </text:list>
        </text:list-item>
      </text:list>
      <text:p text:style-name="P5"/>
      <text:p text:style-name="P5"><text:soft-page-break/></text:p>
      <text:p text:style-name="P7">Notion d'entrepreneur</text:p>
      <text:p text:style-name="P7"/>
      <text:list xml:id="list505568461805121954" text:style-name="L3">
        <text:list-item>
          <text:p text:style-name="P20">Définition : Personne qui prend des risques en investissant des capitaux pour développer une innovation afin de profiter des opportunités du marché</text:p>
          <text:p text:style-name="P20"/>
        </text:list-item>
        <text:list-item>
          <text:p text:style-name="P20">Importance de la notion de risque : Au bout de 5ans, seront toujours en activité, seulement la ½ des entreprises créées et les 6/10 pour la création par reprise</text:p>
        </text:list-item>
      </text:list>
      <text:p text:style-name="P5"/>
      <text:p text:style-name="P5"/>
      <text:p text:style-name="P7">La théorie de la destruction constructive/créatrice de Schumpeter</text:p>
      <text:p text:style-name="P7"/>
      <text:list xml:id="list3567113304244297463" text:style-name="L4">
        <text:list-item>
          <text:p text:style-name="P21">Constat : L'entrepreneur recourt aux innovations pour briser la routine et favorise le développement économique mais aussi les transformations structurelles importantes de la société</text:p>
          <text:p text:style-name="P21"/>
        </text:list-item>
        <text:list-item>
          <text:p text:style-name="P21">Effets : Si les structures productives traditionnelles disparaissent, les entrepreneurs permettent la promotion d'éléments neufs plus efficaces apportant croissance, développement économique du pays et création d'emplois</text:p>
        </text:list-item>
      </text:list>
      <text:p text:style-name="P7"/>
      <text:p text:style-name="P7"/>
      <text:p text:style-name="P7">Les qualités de l'entrepreneur</text:p>
      <text:p text:style-name="P7"/>
      <text:list xml:id="list7333099978259800706" text:style-name="L5">
        <text:list-item>
          <text:p text:style-name="P22">Identification des 5 qualités de l'entrepreneur :</text:p>
        </text:list-item>
      </text:list>
      <text:list xml:id="list4819639050896745329" text:style-name="L6">
        <text:list-item>
          <text:p text:style-name="P23">Être dynamique et motivé</text:p>
        </text:list-item>
        <text:list-item>
          <text:p text:style-name="P23">Être indépendant</text:p>
        </text:list-item>
        <text:list-item>
          <text:p text:style-name="P23">Être intuitif et opportuniste</text:p>
        </text:list-item>
        <text:list-item>
          <text:p text:style-name="P23">Être innovant</text:p>
        </text:list-item>
        <text:list-item>
          <text:p text:style-name="P23">Être persévérant et travailleur</text:p>
        </text:list-item>
      </text:list>
      <text:p text:style-name="P5"/>
      <text:p text:style-name="P5"/>
      <text:p text:style-name="P5"/>
      <text:p text:style-name="P6">III – Voir plan</text:p>
      <text:p text:style-name="P3"/>
      <text:p text:style-name="P3"/>
      <text:p text:style-name="P2">La démarche managériale</text:p>
      <text:list xml:id="list5284845274043630355" text:style-name="L7">
        <text:list-item>
          <text:p text:style-name="P11">Définition : Capacité à gérer les ressources de l'entreprise de manière optimale afin de développer et d'assurer la pérennité de l'entreprise</text:p>
          <text:p text:style-name="P11"/>
        </text:list-item>
        <text:list-item>
          <text:p text:style-name="P11">Identification des 4 principales fonctions :</text:p>
        </text:list-item>
      </text:list>
      <text:list xml:id="list991066468417962340" text:style-name="L8">
        <text:list-item>
          <text:p text:style-name="P12">Fixer les objectifs</text:p>
        </text:list-item>
        <text:list-item>
          <text:p text:style-name="P12">Définir les moyens</text:p>
        </text:list-item>
        <text:list-item>
          <text:p text:style-name="P12">Gérer les ressources humaines</text:p>
        </text:list-item>
        <text:list-item>
          <text:p text:style-name="P12">Contrôler les résultats par rapport aux objectifs fixés</text:p>
        </text:list-item>
      </text:list>
      <text:p text:style-name="P2"><text:soft-page-break/>Les compétences du manager</text:p>
      <text:p text:style-name="P2"/>
      <text:list xml:id="list8239497480806403152" text:style-name="L9">
        <text:list-item>
          <text:p text:style-name="P13">Compétence d'orientation : Identifier les priorités ; savoir communiquer sur les objectifs</text:p>
        </text:list-item>
        <text:list-item>
          <text:p text:style-name="P13">Compétence de conduite de l'action : Maîtriser l'organisation, la délégation de responsabilités, la coordination des tâches et contrôle des résultats au sein de son équipe</text:p>
        </text:list-item>
        <text:list-item>
          <text:p text:style-name="P13">Compétence de gestion d'équipe : Savoir choisir, motiver, mobiliser, écouter, (en)cadrer et responsabiliser ses collaborateurs</text:p>
        </text:list-item>
      </text:list>
      <text:p text:style-name="P3"/>
      <text:p text:style-name="P3"/>
      <text:p text:style-name="P4">IV – Voir plan</text:p>
      <text:p text:style-name="P4"/>
      <text:p text:style-name="P4"/>
      <text:p text:style-name="P2">Démarche entrepreneuriale VS <text:s/>managériale</text:p>
      <text:p text:style-name="P2"/>
      <text:list xml:id="list5753804433227517058" text:style-name="L10">
        <text:list-item>
          <text:p text:style-name="P14">Principe : Complémentarité des deux démarches</text:p>
        </text:list-item>
        <text:list-item>
          <text:p text:style-name="P14">Explication (2) :</text:p>
        </text:list-item>
      </text:list>
      <text:list xml:id="list7789668923822193169" text:style-name="L11">
        <text:list-item>
          <text:p text:style-name="P15">L'entrepreneur est celui qui cherche à développer une idée dotée d'un intérêt économique en prenant des décisions stratégiques (long terme)</text:p>
        </text:list-item>
        <text:list-item>
          <text:p text:style-name="P15">Le manageur est celui qui assure la pérennité du projet en gérant les ressources, les contraintes et les compétences en reprenant des décisions opérationnelles (court et moyen terme)</text:p>
        </text:list-item>
      </text:list>
      <text:p text:style-name="P3"/>
      <text:p text:style-name="P2">Les liens entre les démarches</text:p>
      <text:p text:style-name="P2"/>
      <text:list xml:id="list1418866563261043719" text:style-name="L12">
        <text:list-item>
          <text:p text:style-name="P16">La théorie de l'entrepreneur – manageur : En tant que créateur d'entreprise, l'entrepreneur doit tenir compte de l'optimisation des compétences pour assurer le développement de sa structure à l'avenir ; il doit maîtriser une logique managériale dans ses choix</text:p>
          <text:p text:style-name="P16"/>
        </text:list-item>
        <text:list-item>
          <text:p text:style-name="P16">La théorie du manageur – entrepreneur : Le manageur doit faire preuve d'innovation afin d'être plus performant que ses concurrents. Ceci implique donc une prise de risques ; il doit maîtriser une logique entrepreneuriale.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19T10:31:26</meta:creation-date>
    <dc:date>2022-01-20T11:57:31</dc:date>
    <dc:creator>Jordan </dc:creator>
    <meta:editing-duration>PT40M30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3" meta:paragraph-count="58" meta:word-count="603" meta:character-count="3894"/>
  </office:meta>
</office:document-meta>
</file>